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4e10" officeooo:paragraph-rsid="00104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spoke with Boris: The VM Limit was reached. <text:s/>I will not submit the other two so I can save the money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9T11:58:56.764000000</meta:creation-date>
    <dc:date>2021-09-09T11:59:56.115000000</dc:date>
    <meta:editing-duration>PT59S</meta:editing-duration>
    <meta:editing-cycles>1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" meta:word-count="22" meta:character-count="103" meta:non-whitespace-character-count="81"/>
  </office:meta>
</office:document-meta>
</file>